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6f5" officeooo:paragraph-rsid="000386f5"/>
    </style:style>
    <style:style style:name="P2" style:family="paragraph" style:parent-style-name="Standard">
      <style:paragraph-properties fo:text-align="start" style:justify-single-word="false"/>
      <style:text-properties fo:font-size="14pt" officeooo:rsid="0004c26f" officeooo:paragraph-rsid="0004c26f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4c26f" officeooo:paragraph-rsid="0008022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4c26f" officeooo:paragraph-rsid="000919e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f79e1" officeooo:paragraph-rsid="000f79e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4c26f" officeooo:paragraph-rsid="0004c26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9c2b0" officeooo:paragraph-rsid="0009c2b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9c2b0" officeooo:paragraph-rsid="000af44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af448" officeooo:paragraph-rsid="000af44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af448" officeooo:paragraph-rsid="000ca9c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ca9cc" officeooo:paragraph-rsid="000ca9c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386f5" officeooo:paragraph-rsid="000386f5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0386f5" officeooo:paragraph-rsid="000386f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officeooo:rsid="000386f5" officeooo:paragraph-rsid="000386f5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0386f5" officeooo:paragraph-rsid="000386f5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officeooo:rsid="000386f5" officeooo:paragraph-rsid="000386f5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386f5" officeooo:paragraph-rsid="000386f5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officeooo:rsid="00080227" officeooo:paragraph-rsid="00080227" style:font-size-asian="12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rsid="00080227" officeooo:paragraph-rsid="00080227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4c26f" officeooo:paragraph-rsid="0004c26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069ab3" officeooo:paragraph-rsid="0004c26f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0919eb" officeooo:paragraph-rsid="0004c26f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0919eb" officeooo:paragraph-rsid="000919eb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09c2b0" officeooo:paragraph-rsid="000919eb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9c2b0" officeooo:paragraph-rsid="0009c2b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af448" officeooo:paragraph-rsid="0009c2b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ca9cc" officeooo:paragraph-rsid="000ca9c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af448" officeooo:paragraph-rsid="0004c26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af448" officeooo:paragraph-rsid="000ca9c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ca9cc" officeooo:paragraph-rsid="000ca9c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12e25" officeooo:paragraph-rsid="001112b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12e25" officeooo:paragraph-rsid="00112e2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206cd" officeooo:paragraph-rsid="001206c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3d004" officeooo:paragraph-rsid="001206c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officeooo:rsid="000af448" officeooo:paragraph-rsid="0004c26f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1112b0" officeooo:paragraph-rsid="000f79e1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1112b0" officeooo:paragraph-rsid="001112b0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0db00d" officeooo:paragraph-rsid="0004c26f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0f79e1" officeooo:paragraph-rsid="000f79e1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1112b0" officeooo:paragraph-rsid="001112b0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officeooo:rsid="0004c26f" officeooo:paragraph-rsid="0004c26f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69ab3" style:font-size-asian="12pt" style:font-size-complex="12pt"/>
    </style:style>
    <style:style style:name="T3" style:family="text">
      <style:text-properties fo:font-size="12pt" officeooo:rsid="00080227" style:font-size-asian="12pt" style:font-size-complex="12pt"/>
    </style:style>
    <style:style style:name="T4" style:family="text">
      <style:text-properties fo:font-size="12pt" officeooo:rsid="000919eb" style:font-size-asian="12pt" style:font-size-complex="12pt"/>
    </style:style>
    <style:style style:name="T5" style:family="text">
      <style:text-properties fo:font-size="12pt" officeooo:rsid="0009c2b0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0919eb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0db00d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1112b0" style:font-size-asian="10.5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919eb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80227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af448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9c2b0" style:font-size-asian="12pt" style:font-weight-asian="normal" style:font-size-complex="12pt" style:font-weight-complex="normal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0af44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0ca9cc" style:font-size-asian="10.5pt" style:font-weight-asian="normal" style:font-size-complex="12pt" style:font-weight-complex="normal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fo:font-size="12pt" officeooo:rsid="000af448" style:font-size-asian="10.5pt" style:font-size-complex="12pt"/>
    </style:style>
    <style:style style:name="T21" style:family="text">
      <style:text-properties fo:font-size="12pt" officeooo:rsid="000db00d" style:font-size-asian="10.5pt" style:font-size-complex="12pt"/>
    </style:style>
    <style:style style:name="T22" style:family="text">
      <style:text-properties fo:font-size="12pt" officeooo:rsid="000f79e1" style:font-size-asian="10.5pt" style:font-size-complex="12pt"/>
    </style:style>
    <style:style style:name="T23" style:family="text">
      <style:text-properties fo:font-size="12pt" officeooo:rsid="001112b0" style:font-size-asian="10.5pt" style:font-size-complex="12pt"/>
    </style:style>
    <style:style style:name="T24" style:family="text">
      <style:text-properties fo:font-size="12pt" officeooo:rsid="0011e08e" style:font-size-asian="10.5pt" style:font-size-complex="12pt"/>
    </style:style>
    <style:style style:name="T25" style:family="text">
      <style:text-properties officeooo:rsid="0011e08e"/>
    </style:style>
    <style:style style:name="T26" style:family="text">
      <style:text-properties officeooo:rsid="0013d0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rabalho Prático 1 – AEDs 3</text:p>
      <text:p text:style-name="P13"/>
      <text:p text:style-name="P17">Amanda de Araújo Morato</text:p>
      <text:p text:style-name="P17">Lidimar dos Santos Júnior</text:p>
      <text:p text:style-name="P17"/>
      <text:p text:style-name="P16">Ciência da Computação, UFSJ – Março/2019</text:p>
      <text:p text:style-name="P1"/>
      <text:p text:style-name="P1"/>
      <text:p text:style-name="P1"/>
      <text:p text:style-name="P12">1. Introdução</text:p>
      <text:p text:style-name="P14"/>
      <text:p text:style-name="P15"><text:tab/>Na implementação deste trabalho, foi criado um estacionamento de 6x6 posições. Este foi preenchido através de arquivos de texto que descrevem posicionamentos de carros (que ocupam 2 posições consecutivas) ou caminhões (que ocupam 3 posições consecutivas), além dos eixos em que estão colocados e dos nomes dados a eles (caracteres). Em seguida, o programa lê um outro arquivo <text:s/>de texto que descreve movimentos entre esses carros.</text:p>
      <text:p text:style-name="P15"><text:tab/>O objetivo final é retirar o carro ‘Z’ desse estacionamento, fazendo-o encostar na posição correta especificada. </text:p>
      <text:p text:style-name="P15"><text:tab/>O trabalho é bastante detalhado, já que todas as opções de movimentos entre os carros e caminhões devem ser testadas afim de encontrar erros, como colisões entre os carros, ou carros posicionados fora do estacionamento.</text:p>
      <text:p text:style-name="P15"><text:tab/>Apesar de ser um exemplo pequeno, se implementado corretamente através de módulos e funções específicas, esse estacionamento poderá ser convertido em um maior, de mais posições, sem que essas funções e módulos precisem ser totalmente modificadas. </text:p>
      <text:p text:style-name="P14"/>
      <text:p text:style-name="P14"/>
      <text:p text:style-name="P6">2. Listagem das rotinas</text:p>
      <text:p text:style-name="P2"/>
      <text:p text:style-name="P3"><text:tab/><text:span text:style-name="T3">O programa foi dividido em:</text:span></text:p>
      <text:p text:style-name="P18"/>
      <text:list xml:id="list4270019439" text:style-name="L1">
        <text:list-item>
          <text:p text:style-name="P19">módulo de entrada e saída (io.c e io.h);</text:p>
        </text:list-item>
        <text:list-item>
          <text:p text:style-name="P19">módulo de configuração do estacionamento (config.c e config.h);</text:p>
        </text:list-item>
        <text:list-item>
          <text:p text:style-name="P19">módulo de manobras (manobras.c e manobras.h) e;</text:p>
        </text:list-item>
        <text:list-item>
          <text:p text:style-name="P19">programa principal.</text:p>
        </text:list-item>
      </text:list>
      <text:p text:style-name="P18"/>
      <text:p text:style-name="P18"><text:tab/>Tendo em vista esta divisão, foram implementadas as seguintes funções:</text:p>
      <text:p text:style-name="P20"/>
      <text:p text:style-name="P2"><text:span text:style-name="T6">2.1 - le_arquivo_config: </text:span><text:span text:style-name="T3">Função pertencente ao módulo “io.c/io.h”. </text:span><text:span text:style-name="T1">Recebe como parâmetro o arquivo de configuração do estacionamento, obtido na linha de execução do programa (arq_config) e </text:span><text:span text:style-name="T2">uma matriz de alocada anteriormente (estac) para representar as posições do estacionamento. </text:span></text:p>
      <text:p text:style-name="P21"><text:tab/>A função abre o arquivo e confere se essa abertura aconteceu de forma correta, <text:s/>chama uma outra função para criar a raiz de uma lista encadeada em que serão salvas as informações extraídas desse arquivo e lê o arquivo linha a linha, salvando nessa lista encadeada.</text:p>
      <text:p text:style-name="P2"><text:span text:style-name="T2"><text:tab/></text:span><text:span text:style-name="T3">No final, </text:span><text:span text:style-name="T4">chama uma função para enviar a lista encadeada já preenchida para o módulo de configuração do estacionamento e desaloca a memória utilizada para a lista, além de fechar o arquivo lido no início.</text:span></text:p>
      <text:p text:style-name="P22"/>
      <text:p text:style-name="P22"/>
      <text:p text:style-name="P2"><text:span text:style-name="T7">2.2 - cria_lista_veiculos: </text:span><text:span text:style-name="T4">F</text:span><text:span text:style-name="T3">unção pertencente ao módulo “io.c/io.h”. <text:s/></text:span><text:span text:style-name="T4">Como citado anteriormente, cria a raiz de uma lista encadeada em que serão salvas as informações lidas do arquivo de configuração do estacionamento.</text:span></text:p>
      <text:p text:style-name="P23"><text:soft-page-break/></text:p>
      <text:p text:style-name="P4"><text:span text:style-name="T7">2.3 - adicionar_veiculo:</text:span><text:span text:style-name="T4"> F</text:span><text:span text:style-name="T3">unção pertencente ao módulo “io.c/io.h”. <text:s/></text:span><text:span text:style-name="T5">Recebe como parâmetro o ponteiro para a lista de veículos criada anteriormente e todos os dados de um determinado veículo. </text:span><text:span text:style-name="T4">É a função que cria novas posições da lista encadeada e salva o conteúdo de cada linha do arquivo de configuração do estacionamento em uma posição diferente dessa lista.</text:span></text:p>
      <text:p text:style-name="P23"/>
      <text:p text:style-name="P20"/>
      <text:p text:style-name="P4"><text:span text:style-name="T7">2.4 –</text:span><text:span text:style-name="T6"> le_arquivo_manobras, cria_lista_manobras </text:span><text:span text:style-name="T7">e adicionar_manobra: </text:span><text:span text:style-name="T4">F</text:span><text:span text:style-name="T3">unç</text:span><text:span text:style-name="T5">ões</text:span><text:span text:style-name="T3"> pertencente</text:span><text:span text:style-name="T5">s</text:span><text:span text:style-name="T3"> ao módulo “io.c/io.h”. </text:span><text:span text:style-name="T4">Possu</text:span><text:span text:style-name="T5">em</text:span><text:span text:style-name="T4"> funcionamento bastante semelhante </text:span><text:span text:style-name="T5">ao das funções anteriores, mas lendo dados do arquivo de manobras. Criam a lista encadeada com os dados desse arquivo e enviam para o módulo de manobras.</text:span></text:p>
      <text:p text:style-name="P24"/>
      <text:p text:style-name="P24"/>
      <text:p text:style-name="P7"><text:span text:style-name="T1">2.5 – desaloca_veic e desaloca_manobras: </text:span><text:span text:style-name="T12">F</text:span><text:span text:style-name="T13">unç</text:span><text:span text:style-name="T11">ões</text:span><text:span text:style-name="T13"> pertencente</text:span><text:span text:style-name="T11">s</text:span><text:span text:style-name="T13"> ao módulo “io.c/io.h”. </text:span><text:span text:style-name="T11">Como especificado no nome, desaloca as listas encadeadas criadas anteriormente.</text:span></text:p>
      <text:p text:style-name="P25"/>
      <text:p text:style-name="P25"/>
      <text:p text:style-name="P7"><text:span text:style-name="T1">2.6 – iniciaTempo e finalizaTempo:</text:span><text:span text:style-name="T11"> </text:span><text:span text:style-name="T12">F</text:span><text:span text:style-name="T13">unç</text:span><text:span text:style-name="T11">ões</text:span><text:span text:style-name="T13"> pertencente</text:span><text:span text:style-name="T11">s</text:span><text:span text:style-name="T13"> ao módulo “io.c/io.h”. </text:span><text:span text:style-name="T11">Utilizadas para a contagem de tempo e análise posterior.</text:span></text:p>
      <text:p text:style-name="P25"/>
      <text:p text:style-name="P25"/>
      <text:p text:style-name="P8"><text:span text:style-name="T1">2.7 – posiciona_veiculo: </text:span><text:span text:style-name="T12">F</text:span><text:span text:style-name="T13">unção pertencente ao módulo “</text:span><text:span text:style-name="T14">config</text:span><text:span text:style-name="T13">.c/</text:span><text:span text:style-name="T14">config</text:span><text:span text:style-name="T13">.h”. <text:s/></text:span><text:span text:style-name="T11">Recebe um ponteiro para a lista encadeada com os dados do arquivo de configuração e posiciona os veículos com base nesses dados. </text:span><text:span text:style-name="T14">Verifica também se não existem colisões entre esses veículos ou se eles não estão posicionados fora do estacionamento.</text:span></text:p>
      <text:p text:style-name="P26"/>
      <text:p text:style-name="P26"/>
      <text:p text:style-name="P9"><text:span text:style-name="T1">2.8 – movimenta_veiculo: </text:span><text:span text:style-name="T12">F</text:span><text:span text:style-name="T13">unção pertencente ao módulo “</text:span><text:span text:style-name="T11">manobras</text:span><text:span text:style-name="T13">.c/</text:span><text:span text:style-name="T11">manobras</text:span><text:span text:style-name="T13">.h”. <text:s/></text:span><text:span text:style-name="T11">Funciona de forma semelhante à função anterior, agora movimentando os veículos de acordo com a lista encadeada que contem os dados do arquivo de manobras e verificando colisões ou posicionamentos errados. Ao final, verifica se o veículo “Z” saiu do estacionamento ou não, que é o objetivo principal do programa.</text:span></text:p>
      <text:p text:style-name="P20"/>
      <text:p text:style-name="P20"/>
      <text:p text:style-name="P2"/>
      <text:p text:style-name="P6">3. Descrição dos algoritmos e estruturas de dados utilizados</text:p>
      <text:p text:style-name="P2"/>
      <text:p text:style-name="P2"><text:tab/><text:span text:style-name="T20">Os seguintes tipos de dados foram criados ao longo da implementação do programa: </text:span></text:p>
      <text:p text:style-name="P35"/>
      <text:p text:style-name="P6"><text:span text:style-name="T20">3.1 - struct Dados_Veiculo: </text:span><text:span text:style-name="T17">Utilizada ao longo do programa para armazenar os dados do arquivo de configurações. </text:span><text:span text:style-name="T18">Chamada posteriormente de “Veiculo” (typedef). </text:span><text:span text:style-name="T17">Os seguintes tipos primitivos foram utilizados:</text:span></text:p>
      <text:p text:style-name="P28"/>
      <text:p text:style-name="P28"><text:tab/>char nome_veiculo;</text:p>
      <text:p text:style-name="P28"><text:s text:c="5"/><text:tab/>int tipo_veiculo;</text:p>
      <text:p text:style-name="P28"><text:s text:c="6"/><text:tab/>char eixo_veiculo;</text:p>
      <text:p text:style-name="P28"><text:s text:c="6"/><text:tab/>int x;</text:p>
      <text:p text:style-name="P28"><text:s text:c="6"/><text:tab/>int y;</text:p>
      <text:p text:style-name="P28"/>
      <text:p text:style-name="P28"/>
      <text:p text:style-name="P10"><text:span text:style-name="T19">3.2 - struct Lista_Veiculos: </text:span><text:span text:style-name="T16">A lista de veículos </text:span><text:span text:style-name="T18">citada anteriormente </text:span><text:span text:style-name="T16">foi criada utilizando-se desse tipo de dado, </text:span><text:span text:style-name="T18">que armazena uma struct do tipo “Dados_Veiculo” e um ponteiro do tipo </text:span><text:soft-page-break/><text:span text:style-name="T18">“Lista_Veiculos” para apontar para a próxima posição da lista. Chamada posteriormente de “lista_veiculos” (typedef).</text:span></text:p>
      <text:p text:style-name="P30"/>
      <text:p text:style-name="P30"/>
      <text:p text:style-name="P11"><text:span text:style-name="T19">3.3 - struct Dados_Manobras: </text:span><text:span text:style-name="T17">Utilizada ao longo do programa para armazenar os dados do arquivo de </text:span><text:span text:style-name="T16">manobras</text:span><text:span text:style-name="T17">. </text:span><text:span text:style-name="T16">Chamada posteriormente de “Manobras” (typedef). </text:span><text:span text:style-name="T17">Os seguintes tipos primitivos foram utiliz</text:span><text:span text:style-name="T16">ados:</text:span></text:p>
      <text:p text:style-name="P29"><text:tab/></text:p>
      <text:p text:style-name="P29"><text:tab/>char nome_veiculo_mov;</text:p>
      <text:p text:style-name="P29"><text:s text:c="6"/><text:tab/>char eixo_mov;</text:p>
      <text:p text:style-name="P29"><text:s text:c="6"/><text:tab/>int posicoes_mov;</text:p>
      <text:p text:style-name="P29"/>
      <text:p text:style-name="P29"/>
      <text:p text:style-name="P11"><text:span text:style-name="T20">3.</text:span><text:span text:style-name="T19">4 - struct Lista_Manobras:</text:span><text:span text:style-name="T16"> </text:span><text:span text:style-name="T17">A lista de </text:span><text:span text:style-name="T16">manobras citada anteriormente</text:span><text:span text:style-name="T17"> foi criada utilizando-se desse tipo de dado, </text:span><text:span text:style-name="T16">que armazena uma struct do tipo “Dados_Manobras” e um ponteiro do tipo “Lista_Manobras” para apontar para a próxima posição da lista. Chamada posteriormente de “lista_manobras” (typedef).</text:span></text:p>
      <text:p text:style-name="P30"/>
      <text:p text:style-name="P30"/>
      <text:p text:style-name="P11"><text:span text:style-name="T19">3.5 - struct tempo: </text:span><text:span text:style-name="T16">Utilizada na medição de tempo nas funções “</text:span><text:span text:style-name="T15">iniciaTempo” e “finalizaTempo” </text:span><text:span text:style-name="T11">citadas anteriormente.</text:span></text:p>
      <text:p text:style-name="P27"/>
      <text:p text:style-name="P2"/>
      <text:p text:style-name="P6">4. Análise de complexidade</text:p>
      <text:p text:style-name="P2"/>
      <text:p text:style-name="P2"><text:tab/><text:span text:style-name="T21">Como pode-se concluir em diversas biografias de análise de algoritmos, medir o tempo gasto por um algoritmo não é a forma mais efetiva de medir seu desempenho, pois depende do hardware e do compilador utilizado. Vamos então, primeiramente, estudar a quantidade de vezes que algumas operações importantes são executadas para “</text:span><text:span text:style-name="T22">n” carros no arquivo e “m” manobras entre eles</text:span><text:span text:style-name="T21">.</text:span></text:p>
      <text:p text:style-name="P2"><text:span text:style-name="T21"/></text:p>
      <text:p text:style-name="P2"><text:span text:style-name="T21"/></text:p>
      <text:p text:style-name="P40">4.1 – Função de Complexidade:</text:p>
      <text:p text:style-name="P31"/>
      <text:p text:style-name="P34"/>
      <text:p text:style-name="P32"/>
      <text:p text:style-name="P32">O programa vai repetir um loop n vezes para ler as linhas do arquivo</text:p>
      <text:p text:style-name="P38"/>
      <text:p text:style-name="P5"><text:span text:style-name="T8">4.</text:span><text:span text:style-name="T10">2</text:span><text:span text:style-name="T8"> - </text:span><text:span text:style-name="T9">M</text:span><text:span text:style-name="T8">elhor caso:</text:span><text:span text:style-name="T19"> O arquivo de configuração do estacionamento e o arquivo de manobras estão vazios (n=0 e m=0). </text:span><text:span text:style-name="T23">Nesse caso, o programa realiza apenas uma comparação relevante até descobrir que o arquivo está vazio:</text:span></text:p>
      <text:p text:style-name="P36"/>
      <text:p text:style-name="P36">if (*raiz == NULL){</text:p>
      <text:p text:style-name="P36"><text:s text:c="12"/>printf("Não há veículos no arquivo.\n");</text:p>
      <text:p text:style-name="P36">}</text:p>
      <text:p text:style-name="P39"/>
      <text:p text:style-name="P37">Ou seja, o programa no melhor caso é O(1).</text:p>
      <text:p text:style-name="P37"/>
      <text:p text:style-name="P37"/>
      <text:p text:style-name="P40"/>
      <text:p text:style-name="P39"/>
      <text:p text:style-name="P39"/>
      <text:p text:style-name="P39"><text:soft-page-break/></text:p>
      <text:p text:style-name="P38"/>
      <text:p text:style-name="P38"/>
      <text:p text:style-name="P38"/>
      <text:p text:style-name="P38"/>
      <text:p text:style-name="P2"/>
      <text:p text:style-name="P2">5. Análise dos resultados obti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22:12.126858518</meta:creation-date>
    <dc:date>2019-03-26T13:16:58.096117567</dc:date>
    <meta:editing-duration>PT12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52" meta:word-count="947" meta:character-count="6374" meta:non-whitespace-character-count="5398"/>
  </office:meta>
</office:document-meta>
</file>